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605b5" officeooo:paragraph-rsid="001605b5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605b5" officeooo:paragraph-rsid="001605b5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7e1f8" officeooo:paragraph-rsid="0017e1f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officeooo:rsid="0017e1f8" officeooo:paragraph-rsid="0017e1f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82f13" officeooo:paragraph-rsid="00182f1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9949e" officeooo:paragraph-rsid="0019949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5pt" fo:font-weight="normal" officeooo:rsid="001605b5" officeooo:paragraph-rsid="001605b5" style:font-size-asian="15pt" style:font-weight-asian="normal" style:font-size-complex="15pt" style:font-weight-complex="normal"/>
    </style:style>
    <style:style style:name="T1" style:family="text">
      <style:text-properties officeooo:rsid="001605b5"/>
    </style:style>
    <style:style style:name="T2" style:family="text">
      <style:text-properties fo:font-size="15pt" officeooo:rsid="001605b5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átorská dokumentace (genanim.sh)</text:p>
      <text:p text:style-name="P2">Tato dokumentace popisuje chování programu genanim.sh.</text:p>
      <text:p text:style-name="P2">Program je rozdělen na 3 hlavní části: Konstanty, Funkce, Samotný kód</text:p>
      <text:p text:style-name="P7">Konstanty</text:p>
      <text:p text:style-name="P2">Krátká část programu úplně na začátku, má za úkol nastavit nutné konstanty potřebné pro běh programu.</text:p>
      <text:p text:style-name="P7">Funkce</text:p>
      <text:p text:style-name="P3">Zde jsou definovány jednotlivé funkce programu, jsou zde především proto, aby byl program hezky členěn a byl tím pádem čitelnější.</text:p>
      <text:p text:style-name="P3">Ze začátku je pár funkcí, které slouží k buďto vypsání chyby nebo vypsání erroru a následném ukončení programu.</text:p>
      <text:p text:style-name="P3">Po nich jsou následují funkce k nastavení a následnému otestování proměnných programu z konfiguračního souboru a nebo rovnou z argumentů programu. </text:p>
      <text:p text:style-name="P3">Za nimi je funkce, která nastaví proměnné, které uživatel nezadal na defaultní hodnoty, bez nich by se program neobešel.</text:p>
      <text:p text:style-name="P5">Následují 3 hlavní fuknce, které jsou nejdůležitějsí. </text:p>
      <text:p text:style-name="P5">První z nich ze všech webů stáhne data a přečte všechny soubory a uloží si zadané informace.</text:p>
      <text:p text:style-name="P5">Druhá z nich roseká informace na 10 úseků, které poté zamíchá.</text:p>
      <text:p text:style-name="P5">Třetí z nich vygeneruje snímky pro animaci a následně vytvoří výslednou animaci.</text:p>
      <text:p text:style-name="P6">Poslední 2 funkce pouze vytvoří adresář pro uložení animace.</text:p>
      <text:p text:style-name="P4"><text:span text:style-name="T2">Samotný</text:span><text:span text:style-name="T1"> </text:span><text:span text:style-name="T2">kód</text:span></text:p>
      <text:p text:style-name="P2">Má pouze za úkol volat již nadefinované funkce ve správném pořadí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07:34:56.168533354</meta:creation-date>
    <dc:date>2017-05-18T08:00:55.615896218</dc:date>
    <meta:editing-duration>PT5M1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185" meta:character-count="1211" meta:non-whitespace-character-count="1041"/>
  </office:meta>
</office:document-meta>
</file>